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paragraph-properties fo:break-before="page"/>
    </style:style>
    <style:style style:name="T1"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y name is Joseph Malone.</text:p>
      <text:p text:style-name="Standard">I will begin a series of essays to clarify the official political positions of the Malone Political Party.</text:p>
      <text:p text:style-name="Standard">These are doctrinal writings that serve as canon.</text:p>
      <text:p text:style-name="Standard">They are immutable responses to classic threat profiles.</text:p>
      <text:p text:style-name="Standard">Joseph Malone has solved racism.</text:p>
      <text:p text:style-name="Standard">All Blacks under his protection are free.</text:p>
      <text:p text:style-name="Standard"/>
      <text:p text:style-name="Standard"/>
      <text:p text:style-name="Standard">Essay #1: <text:s/>Proof of Black Political and Social Hegemony over White Supremacy</text:p>
      <text:p text:style-name="Standard"/>
      <text:p text:style-name="Standard">Modern day racism is subtle not by choice but by submission.</text:p>
      <text:p text:style-name="Standard">To serve racist ideology it must live underground for it is not politically correct.</text:p>
      <text:p text:style-name="Standard">In fact it is so toxic it cannot survive in plain view.</text:p>
      <text:p text:style-name="Standard">Once a person is branded a racist they are publicly admonished and financially crippled.</text:p>
      <text:p text:style-name="Standard">They lose all political currency and public sentiment is strongly against them.</text:p>
      <text:p text:style-name="Standard">They may even be at risk of being "canceled" under cancel culture.</text:p>
      <text:p text:style-name="Standard"/>
      <text:p text:style-name="Standard"/>
      <text:p text:style-name="Standard">This means that political correctness represents the mainstream.</text:p>
      <text:p text:style-name="Standard">Any notion of challenging the mainstream is first noticed in popular music culture where artists claim it is their duty to question the mainstream and present alternative ways of life called "counter-culture".</text:p>
      <text:p text:style-name="Standard"/>
      <text:p text:style-name="Standard"/>
      <text:p text:style-name="Standard">At one time racism and slavery were mainstream.</text:p>
      <text:p text:style-name="Standard">Then people challenged the unfairness of the slave system and abolished it.</text:p>
      <text:p text:style-name="Standard">Racism in all forms went form politically acceptable to politically incorrect.</text:p>
      <text:p text:style-name="Standard">There is not going to be a return to accepting racism.</text:p>
      <text:p text:style-name="Standard"/>
      <text:p text:style-name="Standard"/>
      <text:p text:style-name="Standard">There is not a pendulum that swings away from racism towards equality and then back to racism away from equality.</text:p>
      <text:p text:style-name="Standard"/>
      <text:p text:style-name="Standard">Evolution of human made political systems moves in one direction way away from racism of the past.</text:p>
      <text:p text:style-name="Standard"/>
      <text:p text:style-name="Standard"/>
      <text:p text:style-name="Standard">Critical point #1: Blacks have the moral high ground.</text:p>
      <text:p text:style-name="Standard">Critical point #2: People with moral high ground can speak freely without fear of retaliation.</text:p>
      <text:p text:style-name="Standard"/>
      <text:p text:style-name="Standard">Critical point #3: As such Blacks will never be silent or use masonic means or code speak to communicate political position.</text:p>
      <text:p text:style-name="Standard"/>
      <text:p text:style-name="Standard">Critical point #4: Racist White people are so because they operate under clandestine means through White Freemasonry. They are the occult as was Hitler. They follow the left hand path.</text:p>
      <text:p text:style-name="Standard"/>
      <text:p text:style-name="Standard">Critical point #5: People who are in White Freemasonry have to hide their true intentions; 1) Because publicly revealing it would lead to citivzen revolt; 2) Their entire survival depends on hiding.</text:p>
      <text:p text:style-name="Standard"/>
      <text:p text:style-name="Standard">Critical point #6: Freemasons nor racists cannot speak freely without fear of retaliation.</text:p>
      <text:p text:style-name="Standard">Critical point #7: As such they will allows use subliminal codes and symbolism to communicate. </text:p>
      <text:p text:style-name="Standard"><text:soft-page-break/>Direct or transperant dialog is more effective but racist masons do not have that luxury for it would expose them and get them killed. Exposure is death for them (this is something I have always said consistently and will continue to forever).</text:p>
      <text:p text:style-name="Standard"/>
      <text:p text:style-name="Standard"/>
      <text:p text:style-name="Standard">About Online and other forms of media based racism:</text:p>
      <text:p text:style-name="Standard"/>
      <text:p text:style-name="Standard">Racism to survive must operate underground in very suble form. The minute a threat is made in clear terms of discrimination it falls under hate crime laws. This puts pressure on hate groups to hide. They are actively persecuted by government and public alike.</text:p>
      <text:p text:style-name="Standard"/>
      <text:p text:style-name="Standard"/>
      <text:p text:style-name="Standard">When a racist insults a Black person behind their back they are doing so out of fear.</text:p>
      <text:p text:style-name="Standard">They hide their true form for fear of death. In all likelihood they would get: </text:p>
      <text:p text:style-name="Standard"/>
      <text:p text:style-name="Standard"/>
      <text:list xml:id="list2245640322177988240" text:style-name="L1">
        <text:list-item>
          <text:p text:style-name="P1">Identified as a racist white nationalist. </text:p>
        </text:list-item>
        <text:list-item>
          <text:p text:style-name="P1">Harrassed by police until arrested.</text:p>
        </text:list-item>
        <text:list-item>
          <text:p text:style-name="P1">Executed in prison by other inmates for being targeted as a Neo-Nazi.</text:p>
        </text:list-item>
      </text:list>
      <text:p text:style-name="Standard"/>
      <text:p text:style-name="Standard"/>
      <text:p text:style-name="Standard">When a racist insults a person publicly they have two methods, sublte or direct.</text:p>
      <text:p text:style-name="Standard">Direct loses on the spot. Subtle represents showing weakness and speaking with a cowardly voice.</text:p>
      <text:p text:style-name="Standard"/>
      <text:p text:style-name="P2">Key insight: It is hard to project power while speaking in hushed tones for fear of politcal reprisal.</text:p>
      <text:p text:style-name="Standard"/>
      <text:p text:style-name="Standard">To address this inbalce of power racism adopted "hate based moderation politics" and "acknoledgement of <text:s/>feminization of white males" crudely called "it is okay for whites to act like pussies"<text:span text:style-name="T1">[1]</text:span>. These their words, not mine. This is a lot to unpack so I will save that for another paper.</text:p>
      <text:p text:style-name="Standard"/>
      <text:p text:style-name="Standard"/>
      <text:p text:style-name="Standard">Racists are scared to dewath of being labeled a racist or for being charged withg a hate crime. They are scared to cross certain lines that expose them to criminal prosecution. Their entire protests are under the guise of freedom but really want to legitimize hate crimes or decriminalize them.</text:p>
      <text:p text:style-name="Standard"/>
      <text:p text:style-name="Standard"/>
      <text:p text:style-name="Standard">Question: Does the first amendment protect people only from government arrest, or does it protect people from civic processes as well? </text:p>
      <text:p text:style-name="Standard"/>
      <text:p text:style-name="Standard"/>
      <text:p text:style-name="Standard">When people say" you have freedom of speech but it comes with consequences..." they are being ignorant. They are making a direct threat that is criminal in nature. The way I avoid legal issues is by framing everything as war under which the constitution is suspended. This is called martial law. My phrasing goes,"... the constitution is silent during war.". This means that civil liberties are suspended during states of emergency. If people are not ready to envoke martial law they cannot say what they are saying so freely. I find they lack displine.</text:p>
      <text:p text:style-name="Standard"/>
      <text:p text:style-name="Standard"/>
      <text:p text:style-name="Standard">Simply put whether a person vlaims to be one the side of freedom or on the side of tyranny both sides have unsophisticated arguments that are erroroneous. My arguments are legally valid and operationally coherent.</text:p>
      <text:p text:style-name="Standard"><text:soft-page-break/>About Freedom of Speech:</text:p>
      <text:p text:style-name="Standard"/>
      <text:p text:style-name="Standard"/>
      <text:list xml:id="list7790862871632419948" text:style-name="L2">
        <text:list-item>
          <text:p text:style-name="P3">If you are arrested or fined for critizing government you do not have freedom of speech. This is the global standard and what people mean when speaking in strictly formal governmental political terms.</text:p>
        </text:list-item>
      </text:list>
      <text:p text:style-name="Standard"/>
      <text:p text:style-name="Standard"/>
      <text:list xml:id="list21402895" text:continue-numbering="true" text:style-name="L2">
        <text:list-item>
          <text:p text:style-name="P3">If you are fired by your employer for creed, politics, religous, or other protected forms of self expression your employer is a fascist.</text:p>
        </text:list-item>
      </text:list>
      <text:p text:style-name="Standard"/>
      <text:p text:style-name="Standard"/>
      <text:p text:style-name="Standard">The constitution is a check on power of the government. It exists to prevent the GOVERNMENT from being abusive. It has nothing to say about civilian conflicts. Civilian conflicts are private agreements with little to no legal oversight. The only exception is that using physical violence against someone is a crime.</text:p>
      <text:p text:style-name="Standard"/>
      <text:p text:style-name="Standard"/>
      <text:list xml:id="list1955602297997370837" text:style-name="L3">
        <text:list-item>
          <text:p text:style-name="P4">Freedom of speech is a concept between the public government and private citizens.</text:p>
        </text:list-item>
        <text:list-item>
          <text:p text:style-name="P4">This concept does not exist in any written language between private parties.</text:p>
        </text:list-item>
        <text:list-item>
          <text:p text:style-name="P4">Freedom of speech is the default between private parties, not because the first amendment grants it, but because nothing exists to restrict it.</text:p>
        </text:list-item>
        <text:list-item>
          <text:p text:style-name="P4">It is illegal in most cases to hit someone for saying things that make you angry or that you disagree with. Threatening consequences for freedom of speech is not legally sound.</text:p>
        </text:list-item>
      </text:list>
      <text:p text:style-name="Standard"/>
      <text:p text:style-name="Standard"/>
      <text:p text:style-name="Standard">About Charlie Kirk:</text:p>
      <text:p text:style-name="Standard"/>
      <text:p text:style-name="Standard"/>
      <text:p text:style-name="Standard">Charlie Kirk said racist things deliberately to profit off hare speech. Then he tried to walk back comments to appear "fair and balanced" as is the slogan of racist cable Fox News. What he was doing was transperant: Presenting self aware hate based bias as legitimite debate. He was not sincere in his beliefs and knew them to be flawed logically. He knew that he cared more about specious claims, sensationalist journalism, and ratings, then social change.</text:p>
      <text:p text:style-name="Standard"/>
      <text:p text:style-name="Standard"/>
      <text:p text:style-name="Standard">When he started lying about facts and even his own opinion he left the realm of serious American debate and entered into a propaganda war. Such an action is an act of war. In military terms when an enemy broadcasts propaganda the first targets are communication towers to knock out their signal. This disrupts enemy coordination. Kirk was killed not because of being angry about what he was saying but because people doubted his sincerity. <text:s/>His actions were hostile and viewed as a threat to Democracy.</text:p>
      <text:p text:style-name="Standard"/>
      <text:p text:style-name="Standard"/>
      <text:p text:style-name="Standard">The argument that Blacks should defend their enemies right to freedom of speech even if they do not agree is not the context for the Kirk Killing. If Hitler threatens world war and a freedom fighter assainates him with a rifle, that assassin is both a war hero and holder of the moral high ground. An evil person was killed and Republicans asked the public to mourn but in the same breath applauded Democrat politicians being killed by right wing extremists. </text:p>
      <text:p text:style-name="Standard"/>
      <text:p text:style-name="Standard"/>
      <text:p text:style-name="Standard"/>
      <text:p text:style-name="Standard"><text:soft-page-break/>I reject that Kirk thought anything other than how to frame hatespeech so that it was casually accepted; how to use dog whistles to signal racist intent to right wing extremists; how to flip flop on issues to appear neutral. To me this is classic patterns of white moderation that historically were used by conservative leaning Democrats to uphold racism while being subtle to avoid accusations of being biased.</text:p>
      <text:p text:style-name="Standard"/>
      <text:p text:style-name="Standard"/>
      <text:p text:style-name="Standard">The following passages highlight failure by government regarding Charlie kirk:</text:p>
      <text:p text:style-name="Standard"/>
      <text:list xml:id="list1178537937583943988" text:style-name="L4">
        <text:list-item>
          <text:p text:style-name="P5">When government politicians held a day of mourning for Kirk they showed racist bias.</text:p>
        </text:list-item>
        <text:list-item>
          <text:p text:style-name="P5">Politicizing his death as an opportunity for a national conversation for the First Amendment.</text:p>
        </text:list-item>
        <text:list-item>
          <text:p text:style-name="P5">Downplaying his racist rhetoric as bad taste, or even different taste, but acceptable.</text:p>
        </text:list-item>
        <text:list-item>
          <text:p text:style-name="P5">Buying airtime to broadcast his memorial.</text:p>
        </text:list-item>
      </text:list>
      <text:p text:style-name="Standard"/>
      <text:p text:style-name="Standard"/>
      <text:p text:style-name="Standard">Kirk was a racist. Politicians sided with him to promote White Supremacy but pretended they were holding a televised ceremony merely honoring him as a fallen American. This is wrong because government operates in terms of symbolism. When a person dies at the hands of police brutality they do not hold televised memorials. But when a racist dies at the hands of a freedom fighter, they side with the racist and out him on a platform as if to say the values of the racist are the same as theirs.</text:p>
      <text:p text:style-name="Standard"/>
      <text:p text:style-name="Standard"/>
      <text:p text:style-name="Standard">On one hand you cannot act like right wing extremists and beat up liberals simply because you disagree with them. On the other hand Blacks are fighting for their lives and under unrelenting hate speech that promotes the public to violate their freedom. Blacks are forced to take up arms and commit acts of violence to defend themselves. This is economic reality. They cannot exist are burden bearers for facists. They must refuse! </text:p>
      <text:p text:style-name="Standard"/>
      <text:p text:style-name="Standard">If government insits on siding with the enemy then government has declared war on the people! Declaring war on the American people does not create "learning moments" of the constitution, <text:s/>but rather sileces the constitution outright as a matter of public emergency. This represents a breakdown in formal government and a state of anarchy and civil unrest. This is the reality of war not the slimy nonconfrontational placation of "national debate".</text:p>
      <text:p text:style-name="Standard"/>
      <text:p text:style-name="Standard"/>
      <text:p text:style-name="Standard">Kirk is not a study about constitutional freedoms. It is a study on how a racist must lie and use deceipt because being honest about his platform will get him ostracized from society and act as political suicide.</text:p>
      <text:p text:style-name="Standard"/>
      <text:p text:style-name="Standard"/>
      <text:p text:style-name="Standard">Kirk is not a lesson on how it is important to change political views over time in the presence of evidence. It is a lesson in how a self aware racist will apply the concept of "practical politics" (a dog whistle for racism hidden in moderation). Kirk would change his position on issues frequently to appear willing to change but this just confirms that:</text:p>
      <text:p text:style-name="Standard"/>
      <text:list xml:id="list1164366274192732145" text:style-name="L5">
        <text:list-item>
          <text:p text:style-name="P6">His original positions are undefendable.</text:p>
        </text:list-item>
        <text:list-item>
          <text:p text:style-name="P6">He is changing his story so he is lying.</text:p>
        </text:list-item>
        <text:list-item>
          <text:p text:style-name="P6">He is willing to plan "about face heel turns" to conceal his true colors.</text:p>
        </text:list-item>
      </text:list>
      <text:p text:style-name="Standard"/>
      <text:p text:style-name="Standard">This is Nazi-level evil. It is the science of being fraudulent. This elavates Kirk from a uneducated hillbilly who is unorganized and prone to leading in a predictable emotionally charged impulsive <text:soft-page-break/>way to a person who has slightly more discpline and forward thinking. This is the G.O.P.'s best attempt at subterfuge and it failed.</text:p>
      <text:p text:style-name="Standard"/>
      <text:p text:style-name="Standard"/>
      <text:p text:style-name="Standard">About Internet racists:</text:p>
      <text:p text:style-name="Standard"/>
      <text:list xml:id="list731804961779466303" text:style-name="L6">
        <text:list-item>
          <text:p text:style-name="P7">They must use secrecy so that they are not exposed and personally targeted. </text:p>
        </text:list-item>
        <text:list-item>
          <text:p text:style-name="P7">They must hide their names, addresses, and appearance.</text:p>
        </text:list-item>
        <text:list-item>
          <text:p text:style-name="P7">They try to avoid making direct threats for fear of being charged with hate crimes.</text:p>
        </text:list-item>
        <text:list-item>
          <text:p text:style-name="P7">They try to force others to fight at their level using their rules.</text:p>
        </text:list-item>
        <text:list-item>
          <text:p text:style-name="P7">They try to frame their racist actions as not hate crimes.</text:p>
        </text:list-item>
        <text:list-item>
          <text:p text:style-name="P7">They pretend the constraints on theirselves is the same as their oppponents.</text:p>
        </text:list-item>
        <text:list-item>
          <text:p text:style-name="P7">They try to frame self defense by their victims as racist or criminal.</text:p>
        </text:list-item>
        <text:list-item>
          <text:p text:style-name="P7">They use logical fallicies that immdiately forfeit any serious debate.</text:p>
        </text:list-item>
        <text:list-item>
          <text:p text:style-name="P7">They accuse others of what they are guilty of (accusation in mirror).</text:p>
        </text:list-item>
        <text:list-item>
          <text:p text:style-name="P7">They are obsessed with "owning a liberal in a debate" but have no real political platform.</text:p>
        </text:list-item>
      </text:list>
      <text:p text:style-name="Standard"/>
      <text:p text:style-name="Standard"/>
      <text:p text:style-name="Standard">About #1 and #2:</text:p>
      <text:p text:style-name="Standard"/>
      <text:p text:style-name="Standard">They are socially and legally vulnerable to attack so hide any personally indentifying information. No real names, no addresses of home or business, no face pictures. These are "troll acccounts". A troll account is an account that exists only to pathologically lie. A "troll" is someone who does not act in good faith and is a liar but will try to pass his absurd comments off as sincere beliefs. The goals of trolls and bot farms are this:</text:p>
      <text:p text:style-name="Standard"/>
      <text:list xml:id="list7973717935312719558" text:style-name="L7">
        <text:list-item>
          <text:p text:style-name="P8">To make honest content harder to find by burying it in a sea of misinformation.</text:p>
        </text:list-item>
        <text:list-item>
          <text:p text:style-name="P8">To create "internet freezes" by making people self censor their true expression.</text:p>
        </text:list-item>
        <text:list-item>
          <text:p text:style-name="P8">To create enviroments that are hospitable to tyrannical opinions and abuse.</text:p>
        </text:list-item>
        <text:list-item>
          <text:p text:style-name="P8">To force backlash against civil liberties by abusing them.</text:p>
        </text:list-item>
        <text:list-item>
          <text:p text:style-name="P8">To empower tech companies to bully the world into submission with tech companies as sole arbiter of truth.</text:p>
        </text:list-item>
      </text:list>
      <text:p text:style-name="Standard"/>
      <text:p text:style-name="Standard"><text:s/></text:p>
      <text:p text:style-name="Standard">About #3:</text:p>
      <text:p text:style-name="Standard"/>
      <text:p text:style-name="Standard">Black civil rights workers and their allies have fought hard to penalize hate crimes. This is institutionalized into law. Racists do not have the freedom to perpetrate certain discriminatory actions like they once did. They have been arrested and imprisoned for violence againce African Americans. The threat of federal proscecution is high. They are scared. They will insult african americans and then threaten violence only to walk back such threats because it is evidence of premedition towards a hate crime against a federally protected class of citizens.</text:p>
      <text:p text:style-name="Standard"/>
      <text:p text:style-name="Standard"/>
      <text:p text:style-name="Standard">About #4 and #5:</text:p>
      <text:p text:style-name="Standard"/>
      <text:p text:style-name="Standard">They will feel weak against being charged with federal hate crimes and feel that they are at a disadvantage both legally and emotionally so they will twist their opponents words to try to make them equally scared of being charged with a federal crime. They will argue self defense, castle doctrine, and stand your ground laws but what they are really saying is that if African Americans defend themselves or state that they will defend themselves that <text:s/>they are the ones making criminal threats.</text:p>
      <text:p text:style-name="Standard"><text:soft-page-break/>About #6: </text:p>
      <text:p text:style-name="Standard"/>
      <text:p text:style-name="Standard"/>
      <text:p text:style-name="Standard">Racists have to be careful what they say and how or else it could be used against them in a court of law. Threats online can be used to show intent of conspiring to commit hate crimes against minorities. Because racists have historically attacked peace wanting communities they are labeled a hate group. Regular people saying "I hate all racists" or "I wish all racists would die" or even "If a racist attacked me I have the right to kill them in self defense" non of those types of statements are seen as inflammatory or criminal in nature. They are expressions that hightlight a victims frustration but are not pre-emptive in naturte and only come about due to repeated abuse and harrassment by a racist who is actively antagonizing a person.</text:p>
      <text:p text:style-name="Standard"/>
      <text:p text:style-name="Standard">When a racist hears threats against them they will try to silence their victims from standing up to them by claiming that if a racist cannot use strong language against thier victims them victims cannot use strong language either. This is not true. When looking at crime we have to determine intent. It is clear from an outside legal and law enforcement point of view that a racist targeting people online with dedicated accounts for that sole purpose is the instigator and that anyone responding strongly or even violently is doing so out of defensive retaliation not initatory pre-emption. This means that all actions start with the racist drawing first blood against a person who has no interest in fighting.</text:p>
      <text:p text:style-name="Standard"/>
      <text:p text:style-name="Standard">About #7:</text:p>
      <text:p text:style-name="Standard"/>
      <text:p text:style-name="Standard"/>
      <text:p text:style-name="Standard">This is related to what was said about #4. Racists hard to fight secretly and cowardly. This weakens their attacks. They have to talk in innuendo using subliminals and dog whistles. Their victims can come out transperantly and state what they racist is doing, why it is wrong, and what actions will be taken to thwart them. This direct line of defense is strong so racists try to undermine it by arguing with their intended victims the legality or even morality of their defenses. This is absurb and desperate but what happens and is expected. It is absurb because the world hates racists. Racists are very unpopular. Their brand is toxic. People wish to avoid association with them.</text:p>
      <text:p text:style-name="Standard"/>
      <text:p text:style-name="Standard">The public actively supports the actions and sentiments of people defending themselves from racists. In a court of public opinion there is more support for anti-racists than racists. An anti-racists actions will be seen as conforming to law and the communities they live in while a racists actions will not. For a racist to dictate to other what is socially acceptable when they are are on the fringe edges of social acceptance is not credible. They do not have a leg to stand on as far as claiming what society will and will not tolerate.</text:p>
      <text:p text:style-name="Standard"/>
      <text:p text:style-name="Standard">In general racists understand that they are unpopular and try to bring others they are fighting down to their level to pretend that both parties are equally politically unpopular. Mostly they are not arguing that they are superior to their victims, only that their victims are as flawed as they are.</text:p>
      <text:p text:style-name="Standard"/>
      <text:p text:style-name="Standard"/>
      <text:p text:style-name="Standard">About #9:</text:p>
      <text:p text:style-name="Standard"/>
      <text:p text:style-name="Standard">They are racist who treat others unfairly, hide thier identity to prevent accountabilty, and lack any political platform to promote their agenda in any serious manner. They will cite all these short comings as that of their opponents no matter how obviously wrong they are. Desperation leads to making people suffer fools and trolls but never deliver coherent arguments.</text:p>
      <text:p text:style-name="Standard"/>
      <text:p text:style-name="Standard"/>
      <text:p text:style-name="Standard"><text:soft-page-break/>About #10:</text:p>
      <text:p text:style-name="Standard"/>
      <text:p text:style-name="Standard">The slave owners lost their slaves. Their descendants are mad about this. They desire to own slaves. They make failed arguments then lie and claim victory in debate. This false victory serves as a proxy to slave ownership symbolically. Their brand lost the civil war but continues to carry the CSA flag. They want to identify with slave ownership. They resort to name calling and belitting others without any honest identification of a true problem and without offering any suitable solutions. They whine and complain but fix zero problems.</text:p>
      <text:p text:style-name="Standard"/>
      <text:p text:style-name="Standard"/>
      <text:p text:style-name="Standard">End of essay.</text:p>
      <text:p text:style-name="Standard"/>
      <text:p text:style-name="Standard"/>
      <text:p text:style-name="Standard">Notes: </text:p>
      <text:p text:style-name="Standard"/>
      <text:p text:style-name="Standard">#1-2 can be treated as the same issue of using secrecy to avoid being indentified fo rthe purposes of being held accountable.</text:p>
      <text:p text:style-name="Standard"/>
      <text:p text:style-name="Standard">#3,5 can be treated as the same issue of attempting to mask their actions as not federal crimes.</text:p>
      <text:p text:style-name="Standard"/>
      <text:p text:style-name="Standard">#4,6,7,9 can be treated as the same issue as trying to gaslight victims into feeling ashamed of themselves for fighting back, as if fighting itself made them as immoral as racists. This expects Democrats, African Americans, liberals, and their allies to be incompetent attackers. The far right is misguided for trying to gaslight themsleves into viewing any opponent as a someone incompetent or emtionally crippled. "Snowflake" and other labels persist to make them think they are dominant bullies against helpless victims. In reality they are forced underground because their political views are so odius they struggle to find acceptance in mainstream society. Polite society does not condone their politics. <text:s/></text:p>
      <text:p text:style-name="Standard"><text:s text:c="2"/></text:p>
      <text:p text:style-name="Standard"/>
      <text:p text:style-name="Standard"><text:s/></text:p>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H32M11S</meta:editing-duration>
    <meta:editing-cycles>23</meta:editing-cycles>
    <meta:generator>OpenOffice/4.1.15$Win32 OpenOffice.org_project/4115m2$Build-9813</meta:generator>
    <dc:date>2026-02-03T01:12:10.37</dc:date>
    <dc:creator>Joseph Malone</dc:creator>
    <meta:document-statistic meta:table-count="0" meta:image-count="0" meta:object-count="0" meta:page-count="8" meta:paragraph-count="113" meta:word-count="3124" meta:character-count="18434"/>
    <meta:user-defined meta:name="Info 1"/>
    <meta:user-defined meta:name="Info 2"/>
    <meta:user-defined meta:name="Info 3"/>
    <meta:user-defined meta:name="Info 4"/>
  </office:meta>
</office:document-meta>
</file>